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0.546cm" svg:y="0.1cm">
            <draw:object draw:notify-on-update-of-ranges="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otal number of cycles</text:p>
          </table:table-cell>
          <table:table-cell office:value-type="string">
            <text:p>average queue length for last 25 cycle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48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23:11:44</dc:date>
    <meta:document-statistic meta:table-count="1" meta:cell-count="94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94cm" svg:y="4.002cm" style:legend-expansion="high" chart:style-name="ch2"/>
        <chart:plot-area chart:style-name="ch3" table:cell-range-address="Sheet1.B1:Sheet1.B47" chart:data-source-has-labels="row" svg:x="0.77cm" svg:y="0.855cm" svg:width="9.284cm" svg:height="7.545cm">
          <chartooo:coordinate-region svg:x="1.391cm" svg:y="1.054cm" svg:width="8.663cm" svg:height="6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7" chart:label-cell-address="Sheet1.B1:Sheet1.B1" chart:class="chart:bar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eue length for last 25 cycl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2:Sheet1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